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9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굴림1" svg:font-family="굴림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3.3cm"/>
    </style:style>
    <style:style style:name="pr1" style:family="presentation" style:parent-style-name="기본값-title">
      <style:graphic-properties fo:min-height="3.506cm"/>
    </style:style>
    <style:style style:name="pr2" style:family="presentation" style:parent-style-name="기본값-subtitle">
      <style:graphic-properties draw:fill-color="#ffffff" fo:min-height="12.179cm"/>
    </style:style>
    <style:style style:name="pr3" style:family="presentation" style:parent-style-name="기본값-notes">
      <style:graphic-properties draw:fill-color="#ffffff" fo:min-height="13.364cm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co3" style:family="table-column">
      <style:table-column-properties style:column-width="2.825cm" style:use-optimal-column-width="false"/>
    </style:style>
    <style:style style:name="co4" style:family="table-column">
      <style:table-column-properties style:column-width="2.827cm" style:use-optimal-column-width="false"/>
    </style:style>
    <style:style style:name="ro1" style:family="table-row">
      <style:table-row-properties style:row-height="0.989cm"/>
    </style:style>
    <style:style style:name="ro2" style:family="table-row">
      <style:table-row-properties style:row-height="0.991cm"/>
    </style:style>
    <style:style style:name="ro3" style:family="table-row">
      <style:table-row-properties style:row-height="0.993cm"/>
    </style:style>
    <style:style style:name="ce1" style:family="table-cell">
      <loext:graphic-properties draw:fill-color="#729fcf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draw:style-name="gr2" draw:text-style-name="P2" draw:layer="layout" svg:width="14.2cm" svg:height="0.979cm" svg:x="2.2cm" svg:y="1cm">
          <draw:text-box>
            <text:p>55 07 78 12 42</text:p>
          </draw:text-box>
        </draw:frame>
        <draw:frame draw:style-name="standard" draw:layer="layout" svg:width="14.098cm" svg:height="0.988cm" svg:x="1.429cm" svg:y="3.7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 table:style-name="ce1">
                <text:p>55</text:p>
              </table:table-cell>
              <table:table-cell table:style-name="ce1">
                <text:p>07</text:p>
              </table:table-cell>
              <table:table-cell>
                <text:p>78</text:p>
              </table:table-cell>
              <table:table-cell>
                <text:p>12</text:p>
              </table:table-cell>
              <table:table-cell>
                <text:p>42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" draw:text-style-name="P3" draw:layer="layout" svg:width="3.8cm" svg:height="1.6cm" svg:x="1.561cm" svg:y="3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standard" draw:layer="layout" svg:width="14.098cm" svg:height="0.988cm" svg:x="1.4cm" svg:y="5.2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07</text:p>
              </table:table-cell>
              <table:table-cell>
                <text:p>55</text:p>
              </table:table-cell>
              <table:table-cell>
                <text:p>78</text:p>
              </table:table-cell>
              <table:table-cell>
                <text:p>12</text:p>
              </table:table-cell>
              <table:table-cell>
                <text:p>42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1cm" svg:height="0.99cm" svg:x="1.49cm" svg:y="7.1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gray3">
              <table:table-cell>
                <text:p>07</text:p>
              </table:table-cell>
              <table:table-cell table:style-name="ce1">
                <text:p>55</text:p>
              </table:table-cell>
              <table:table-cell table:style-name="ce1">
                <text:p>78</text:p>
              </table:table-cell>
              <table:table-cell>
                <text:p>12</text:p>
              </table:table-cell>
              <table:table-cell>
                <text:p>42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3" draw:text-style-name="P3" draw:layer="layout" svg:width="3.8cm" svg:height="1.6cm" svg:x="4.572cm" svg:y="6.339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standard" draw:layer="layout" svg:width="14.1cm" svg:height="0.99cm" svg:x="1.51cm" svg:y="8.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gray3">
              <table:table-cell>
                <text:p>07</text:p>
              </table:table-cell>
              <table:table-cell>
                <text:p>55</text:p>
              </table:table-cell>
              <table:table-cell>
                <text:p>78</text:p>
              </table:table-cell>
              <table:table-cell>
                <text:p>12</text:p>
              </table:table-cell>
              <table:table-cell>
                <text:p>42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4.102cm" svg:height="0.992cm" svg:x="1.449cm" svg:y="10.4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3" table:default-cell-style-name="gray3">
              <table:table-cell>
                <text:p>07</text:p>
              </table:table-cell>
              <table:table-cell>
                <text:p>55</text:p>
              </table:table-cell>
              <table:table-cell table:style-name="ce1">
                <text:p>78</text:p>
              </table:table-cell>
              <table:table-cell table:style-name="ce1">
                <text:p>12</text:p>
              </table:table-cell>
              <table:table-cell>
                <text:p>42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3" draw:text-style-name="P3" draw:layer="layout" svg:width="3.8cm" svg:height="1.6cm" svg:x="7.373cm" svg:y="9.64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standard" draw:layer="layout" svg:width="14.1cm" svg:height="0.99cm" svg:x="1.445cm" svg:y="11.99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gray3">
              <table:table-cell>
                <text:p>07</text:p>
              </table:table-cell>
              <table:table-cell>
                <text:p>55</text:p>
              </table:table-cell>
              <table:table-cell>
                <text:p>12</text:p>
              </table:table-cell>
              <table:table-cell>
                <text:p>78</text:p>
              </table:table-cell>
              <table:table-cell>
                <text:p>42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4.1cm" svg:height="0.99cm" svg:x="1.511cm" svg:y="14.17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gray3">
              <table:table-cell>
                <text:p>07</text:p>
              </table:table-cell>
              <table:table-cell>
                <text:p>55</text:p>
              </table:table-cell>
              <table:table-cell>
                <text:p>12</text:p>
              </table:table-cell>
              <table:table-cell>
                <text:p>78</text:p>
              </table:table-cell>
              <table:table-cell>
                <text:p>42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3" draw:text-style-name="P3" draw:layer="layout" svg:width="3.8cm" svg:height="1.6cm" svg:x="10cm" svg:y="13.4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standard" draw:layer="layout" svg:width="14.102cm" svg:height="0.992cm" svg:x="1.512cm" svg:y="14.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3" table:default-cell-style-name="gray3">
              <table:table-cell>
                <text:p>07</text:p>
              </table:table-cell>
              <table:table-cell>
                <text:p>55</text:p>
              </table:table-cell>
              <table:table-cell>
                <text:p>12</text:p>
              </table:table-cell>
              <table:table-cell table:style-name="ce1">
                <text:p>78</text:p>
              </table:table-cell>
              <table:table-cell table:style-name="ce1">
                <text:p>42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4.102cm" svg:height="0.992cm" svg:x="1.526cm" svg:y="15.6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3" table:default-cell-style-name="gray3">
              <table:table-cell>
                <text:p>07</text:p>
              </table:table-cell>
              <table:table-cell>
                <text:p>55</text:p>
              </table:table-cell>
              <table:table-cell>
                <text:p>12</text:p>
              </table:table-cell>
              <table:table-cell>
                <text:p>42</text:p>
              </table:table-cell>
              <table:table-cell>
                <text:p>78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굴림1" svg:font-family="굴림" style:font-family-generic="system" style:font-pitch="variable"/>
    <style:font-face style:name="바탕1" svg:font-family="바탕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바탕" fo:font-size="24pt" fo:language="en" fo:country="US" style:font-name-asian="바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굴림" fo:font-family="굴림" style:font-family-generic="roman" style:font-pitch="variable" fo:font-size="18pt" style:letter-kerning="true" style:font-name-asian="굴림1" style:font-family-asian="굴림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44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4T21:43:59.574000000</meta:creation-date>
    <dc:date>2017-01-14T23:16:44.481000000</dc:date>
    <meta:editing-duration>PT1H1M22S</meta:editing-duration>
    <meta:editing-cycles>1</meta:editing-cycles>
    <meta:document-statistic meta:object-count="41"/>
    <meta:generator>LibreOffice/5.2.3.3$Windows_x86 LibreOffice_project/d54a8868f08a7b39642414cf2c8ef2f228f780cf</meta:generator>
  </office:meta>
</office:document-meta>
</file>